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Párrafodelista" style:master-page-name="MP0" style:list-style-name="WWNum1" style:family="paragraph">
      <style:paragraph-properties fo:break-before="page"/>
    </style:style>
    <style:style style:name="T2" style:parent-style-name="Fuentedepárrafopredeter." style:family="text">
      <style:text-properties style:font-name="Tahoma" style:font-name-complex="Tahoma"/>
    </style:style>
    <style:style style:name="P3" style:parent-style-name="Párrafodelista" style:family="paragraph">
      <style:text-properties style:font-name="Tahoma" fo:color="#2A6099"/>
    </style:style>
    <style:style style:name="P4" style:parent-style-name="Párrafodelista" style:family="paragraph">
      <style:text-properties style:font-name="Tahoma" fo:color="#2A6099"/>
    </style:style>
    <style:style style:name="P5" style:parent-style-name="Párrafodelista" style:family="paragraph">
      <style:text-properties style:font-name="Tahoma" fo:color="#2A6099"/>
    </style:style>
    <style:style style:name="P6" style:parent-style-name="Párrafodelista" style:list-style-name="WWNum1" style:family="paragraph"/>
    <style:style style:name="T7" style:parent-style-name="Fuentedepárrafopredeter." style:family="text">
      <style:text-properties style:font-name="Tahoma" style:font-name-complex="Tahoma"/>
    </style:style>
    <style:style style:name="P8" style:parent-style-name="Párrafodelista" style:family="paragraph">
      <style:text-properties style:font-name="Tahoma" fo:color="#2A6099"/>
    </style:style>
    <style:style style:name="P9" style:parent-style-name="Párrafodelista" style:family="paragraph">
      <style:text-properties style:font-name="Tahoma" fo:color="#2A6099"/>
    </style:style>
    <style:style style:name="P10" style:parent-style-name="Párrafodelista" style:list-style-name="WWNum1" style:family="paragraph"/>
    <style:style style:name="T11" style:parent-style-name="Fuentedepárrafopredeter." style:family="text">
      <style:text-properties style:font-name="Tahoma" style:font-name-complex="Tahoma"/>
    </style:style>
    <style:style style:name="P12" style:parent-style-name="Párrafodelista" style:family="paragraph">
      <style:text-properties style:font-name="Tahoma" fo:color="#2A6099"/>
    </style:style>
    <style:style style:name="P13" style:parent-style-name="Párrafodelista" style:family="paragraph">
      <style:text-properties style:font-name="Tahoma"/>
    </style:style>
    <style:style style:name="P14" style:parent-style-name="Párrafodelista" style:list-style-name="WWNum1" style:family="paragraph"/>
    <style:style style:name="T15" style:parent-style-name="Fuentedepárrafopredeter." style:family="text">
      <style:text-properties style:font-name="Tahoma" style:font-name-complex="Tahoma"/>
    </style:style>
    <style:style style:name="P16" style:parent-style-name="Párrafodelista" style:family="paragraph">
      <style:text-properties style:font-name="Tahoma" fo:color="#2A6099"/>
    </style:style>
    <style:style style:name="P17" style:parent-style-name="Párrafodelista" style:family="paragraph">
      <style:text-properties style:font-name="Tahoma"/>
    </style:style>
    <style:style style:name="P18" style:parent-style-name="Párrafodelista" style:list-style-name="WWNum1" style:family="paragraph"/>
    <style:style style:name="T19" style:parent-style-name="Fuentedepárrafopredeter." style:family="text">
      <style:text-properties style:font-name="Tahoma" style:font-name-complex="Tahoma"/>
    </style:style>
    <style:style style:name="P20" style:parent-style-name="Párrafodelista" style:family="paragraph">
      <style:text-properties style:font-name="Tahoma" fo:color="#2A6099"/>
    </style:style>
    <style:style style:name="P21" style:parent-style-name="Párrafodelista" style:family="paragraph">
      <style:text-properties style:font-name="Tahoma"/>
    </style:style>
    <style:style style:name="P22" style:parent-style-name="Párrafodelista" style:list-style-name="WWNum1" style:family="paragraph"/>
    <style:style style:name="T23" style:parent-style-name="Fuentedepárrafopredeter." style:family="text">
      <style:text-properties style:font-name="Tahoma" style:font-name-complex="Tahoma"/>
    </style:style>
    <style:style style:name="P24" style:parent-style-name="Párrafodelista" style:family="paragraph">
      <style:text-properties style:font-name="Tahoma" fo:color="#2A6099"/>
    </style:style>
    <style:style style:name="P25" style:parent-style-name="Párrafodelista" style:family="paragraph">
      <style:text-properties style:font-name="Tahoma"/>
    </style:style>
    <style:style style:name="P26" style:parent-style-name="Párrafodelista" style:list-style-name="WWNum1" style:family="paragraph"/>
    <style:style style:name="T27" style:parent-style-name="Fuentedepárrafopredeter." style:family="text">
      <style:text-properties style:font-name="Tahoma" style:font-name-complex="Tahoma"/>
    </style:style>
    <style:style style:name="P28" style:parent-style-name="Párrafodelista" style:family="paragraph">
      <style:text-properties style:font-name="Tahoma" fo:color="#2A6099"/>
    </style:style>
    <style:style style:name="P29" style:parent-style-name="Párrafodelista" style:family="paragraph">
      <style:text-properties style:font-name="Tahoma"/>
    </style:style>
    <style:style style:name="P30" style:parent-style-name="Párrafodelista" style:list-style-name="WWNum1" style:family="paragraph"/>
    <style:style style:name="T31" style:parent-style-name="Fuentedepárrafopredeter." style:family="text">
      <style:text-properties style:font-name="Tahoma" style:font-name-complex="Tahoma"/>
    </style:style>
    <style:style style:name="P32" style:parent-style-name="Párrafodelista" style:family="paragraph">
      <style:text-properties style:font-name="Tahoma" fo:color="#2A6099"/>
    </style:style>
    <style:style style:name="P33" style:parent-style-name="Párrafodelista" style:family="paragraph">
      <style:text-properties style:font-name="Tahoma"/>
    </style:style>
    <style:style style:name="P34" style:parent-style-name="Párrafodelista" style:list-style-name="WWNum1" style:family="paragraph"/>
    <style:style style:name="T35" style:parent-style-name="Fuentedepárrafopredeter." style:family="text">
      <style:text-properties style:font-name="Tahoma" style:font-name-complex="Tahoma"/>
    </style:style>
    <style:style style:name="P36" style:parent-style-name="Párrafodelista" style:family="paragraph">
      <style:text-properties style:font-name="Tahoma" fo:color="#2A6099"/>
    </style:style>
    <style:style style:name="P37" style:parent-style-name="Normal" style:family="paragraph">
      <style:text-properties style:font-name="Tahoma"/>
    </style:style>
    <style:style style:name="P38" style:parent-style-name="Párrafodelista" style:list-style-name="WWNum1" style:family="paragraph"/>
    <style:style style:name="T39" style:parent-style-name="Fuentedepárrafopredeter." style:family="text">
      <style:text-properties style:font-name="Tahoma" style:font-name-complex="Tahoma"/>
    </style:style>
    <style:style style:name="T40" style:parent-style-name="Fuentedepárrafopredeter." style:family="text">
      <style:text-properties style:font-name="Tahoma" style:font-name-complex="Tahoma"/>
    </style:style>
    <style:style style:name="T41" style:parent-style-name="Fuentedepárrafopredeter." style:family="text">
      <style:text-properties style:font-name="Tahoma" style:font-name-complex="Tahoma"/>
    </style:style>
    <style:style style:name="P42" style:parent-style-name="Párrafodelista" style:family="paragraph">
      <style:text-properties style:font-name="Tahoma" fo:color="#2A6099"/>
    </style:style>
    <style:style style:name="P43" style:parent-style-name="Párrafodelista" style:family="paragraph">
      <style:text-properties style:font-name="Tahoma"/>
    </style:style>
    <style:style style:name="P44" style:parent-style-name="Párrafodelista" style:list-style-name="WWNum1" style:family="paragraph"/>
    <style:style style:name="T45" style:parent-style-name="Fuentedepárrafopredeter." style:family="text">
      <style:text-properties style:font-name="Tahoma" style:font-name-complex="Tahoma"/>
    </style:style>
    <style:style style:name="P46" style:parent-style-name="Párrafodelista" style:family="paragraph">
      <style:text-properties style:font-name="Tahoma" fo:color="#2A6099"/>
    </style:style>
    <style:style style:name="P47" style:parent-style-name="Párrafodelista" style:family="paragraph">
      <style:text-properties style:font-name="Tahoma"/>
    </style:style>
    <style:style style:name="P48" style:parent-style-name="Párrafodelista" style:list-style-name="WWNum1" style:family="paragraph"/>
    <style:style style:name="T49" style:parent-style-name="Fuentedepárrafopredeter." style:family="text">
      <style:text-properties style:font-name="Tahoma" style:font-name-complex="Tahoma"/>
    </style:style>
    <style:style style:name="T50" style:parent-style-name="Fuentedepárrafopredeter." style:family="text">
      <style:text-properties style:font-name="Tahoma" style:font-name-complex="Tahoma"/>
    </style:style>
    <style:style style:name="P51" style:parent-style-name="Párrafodelista" style:family="paragraph">
      <style:text-properties style:font-name="Tahoma" fo:color="#3465A4"/>
    </style:style>
    <style:style style:name="P52" style:parent-style-name="Párrafodelista" style:family="paragraph">
      <style:text-properties style:font-name="Tahoma"/>
    </style:style>
    <style:style style:name="P53" style:parent-style-name="Párrafodelista" style:list-style-name="WWNum1" style:family="paragraph"/>
    <style:style style:name="T54" style:parent-style-name="Fuentedepárrafopredeter." style:family="text">
      <style:text-properties style:font-name="Tahoma" style:font-name-complex="Tahoma"/>
    </style:style>
    <style:style style:name="P55" style:parent-style-name="Párrafodelista" style:family="paragraph">
      <style:text-properties style:font-name="Tahoma" fo:color="#2A6099"/>
    </style:style>
    <style:style style:name="P56" style:parent-style-name="Párrafodelista" style:family="paragraph">
      <style:text-properties style:font-name="Tahoma"/>
    </style:style>
    <style:style style:name="P57" style:parent-style-name="Párrafodelista" style:list-style-name="WWNum1" style:family="paragraph"/>
    <style:style style:name="T58" style:parent-style-name="Fuentedepárrafopredeter." style:family="text">
      <style:text-properties style:font-name="Tahoma" style:font-name-complex="Tahoma"/>
    </style:style>
    <style:style style:name="P59" style:parent-style-name="Párrafodelista" style:family="paragraph">
      <style:text-properties style:font-name="Tahoma" fo:color="#3465A4"/>
    </style:style>
    <style:style style:name="P60" style:parent-style-name="Párrafodelista" style:family="paragraph">
      <style:text-properties style:font-name="Tahoma"/>
    </style:style>
    <style:style style:name="P61" style:parent-style-name="Párrafodelista" style:list-style-name="WWNum1" style:family="paragraph"/>
    <style:style style:name="T62" style:parent-style-name="Fuentedepárrafopredeter." style:family="text">
      <style:text-properties style:font-name="Tahoma" style:font-name-complex="Tahoma"/>
    </style:style>
    <style:style style:name="P63" style:parent-style-name="Párrafodelista" style:family="paragraph">
      <style:text-properties style:font-name="Tahoma" fo:color="#3465A4"/>
    </style:style>
    <style:style style:name="P64" style:parent-style-name="Párrafodelista" style:family="paragraph">
      <style:text-properties style:font-name="Tahoma"/>
    </style:style>
    <style:style style:name="P65" style:parent-style-name="Párrafodelista" style:list-style-name="WWNum1" style:family="paragraph"/>
    <style:style style:name="T66" style:parent-style-name="Fuentedepárrafopredeter." style:family="text">
      <style:text-properties style:font-name="Tahoma" style:font-name-complex="Tahoma"/>
    </style:style>
    <style:style style:name="P67" style:parent-style-name="Párrafodelista" style:family="paragraph">
      <style:text-properties style:font-name="Tahoma" fo:color="#3465A4"/>
    </style:style>
    <style:style style:name="P68" style:parent-style-name="Párrafodelista" style:family="paragraph">
      <style:text-properties style:font-name="Tahoma"/>
    </style:style>
    <style:style style:name="P69" style:parent-style-name="Párrafodelista" style:list-style-name="WWNum1" style:family="paragraph"/>
    <style:style style:name="T70" style:parent-style-name="Fuentedepárrafopredeter." style:family="text">
      <style:text-properties style:font-name="Tahoma" style:font-name-complex="Tahoma"/>
    </style:style>
    <style:style style:name="P71" style:parent-style-name="Párrafodelista" style:family="paragraph">
      <style:text-properties style:font-name="Tahoma" fo:color="#3465A4"/>
    </style:style>
    <style:style style:name="P72" style:parent-style-name="Párrafodelista" style:family="paragraph">
      <style:text-properties style:font-name="Tahoma"/>
    </style:style>
    <style:style style:name="P73" style:parent-style-name="Párrafodelista" style:list-style-name="WWNum1" style:family="paragraph"/>
    <style:style style:name="T74" style:parent-style-name="Fuentedepárrafopredeter." style:family="text">
      <style:text-properties style:font-name="Tahoma" style:font-name-complex="Tahoma"/>
    </style:style>
    <style:style style:name="P75" style:parent-style-name="Párrafodelista" style:family="paragraph">
      <style:text-properties style:font-name="Tahoma" fo:color="#3465A4"/>
    </style:style>
    <style:style style:name="P76" style:parent-style-name="Párrafodelista" style:family="paragraph">
      <style:text-properties style:font-name="Tahoma"/>
    </style:style>
    <style:style style:name="P77" style:parent-style-name="Párrafodelista" style:family="paragraph">
      <style:text-properties style:font-name="Tahoma"/>
    </style:style>
    <style:style style:name="P78" style:parent-style-name="Párrafodelista" style:list-style-name="WWNum1" style:family="paragraph"/>
    <style:style style:name="T79" style:parent-style-name="Fuentedepárrafopredeter." style:family="text">
      <style:text-properties style:font-name="Tahoma" style:font-name-complex="Tahoma"/>
    </style:style>
    <style:style style:name="T80" style:parent-style-name="Fuentedepárrafopredeter." style:family="text">
      <style:text-properties style:font-name="Tahoma" style:font-name-complex="Tahoma"/>
    </style:style>
    <style:style style:name="P81" style:parent-style-name="Párrafodelista" style:family="paragraph">
      <style:text-properties style:font-name="Tahoma" fo:color="#3465A4"/>
    </style:style>
    <style:style style:name="P82" style:parent-style-name="Párrafodelista" style:family="paragraph">
      <style:text-properties style:font-name="Tahoma" fo:color="#3465A4"/>
    </style:style>
    <style:style style:name="P83" style:parent-style-name="Párrafodelista" style:family="paragraph">
      <style:text-properties style:font-name="Tahoma"/>
    </style:style>
    <style:style style:name="P84" style:parent-style-name="Párrafodelista" style:list-style-name="WWNum1" style:family="paragraph"/>
    <style:style style:name="T85" style:parent-style-name="Fuentedepárrafopredeter." style:family="text">
      <style:text-properties style:font-name="Tahoma" style:font-name-complex="Tahoma"/>
    </style:style>
    <style:style style:name="P86" style:parent-style-name="Párrafodelista" style:family="paragraph">
      <style:text-properties style:font-name="Tahoma" fo:color="#3465A4"/>
    </style:style>
    <style:style style:name="P87" style:parent-style-name="Párrafodelista" style:family="paragraph">
      <style:text-properties style:font-name="Tahoma" fo:color="#3465A4"/>
    </style:style>
    <style:style style:name="P88" style:parent-style-name="Párrafodelista" style:family="paragraph">
      <style:text-properties style:font-name="Tahoma"/>
    </style:style>
    <style:style style:name="P89" style:parent-style-name="Párrafodelista" style:list-style-name="WWNum1" style:family="paragraph"/>
    <style:style style:name="T90" style:parent-style-name="Fuentedepárrafopredeter." style:family="text">
      <style:text-properties style:font-name="Tahoma" style:font-name-complex="Tahoma"/>
    </style:style>
    <style:style style:name="T91" style:parent-style-name="Fuentedepárrafopredeter." style:family="text">
      <style:text-properties style:font-name="Tahoma" fo:color="#3465A4"/>
    </style:style>
    <style:style style:name="P92" style:parent-style-name="Párrafodelista" style:family="paragraph">
      <style:text-properties style:font-name="Tahoma"/>
    </style:style>
    <style:style style:name="P93" style:parent-style-name="Párrafodelista" style:list-style-name="WWNum1" style:family="paragraph"/>
    <style:style style:name="T94" style:parent-style-name="Fuentedepárrafopredeter." style:family="text">
      <style:text-properties style:font-name="Tahoma" style:font-name-complex="Tahoma"/>
    </style:style>
    <style:style style:name="P95" style:parent-style-name="Párrafodelista" style:family="paragraph">
      <style:text-properties style:font-name="Tahoma" fo:color="#3465A4"/>
    </style:style>
    <style:style style:name="P96" style:parent-style-name="Párrafodelista" style:family="paragraph">
      <style:text-properties style:font-name="Tahoma"/>
    </style:style>
    <style:style style:name="P97" style:parent-style-name="Párrafodelista" style:list-style-name="WWNum1" style:family="paragraph"/>
    <style:style style:name="T98" style:parent-style-name="Fuentedepárrafopredeter." style:family="text">
      <style:text-properties style:font-name="Tahoma" style:font-name-complex="Tahoma"/>
    </style:style>
    <style:style style:name="T99" style:parent-style-name="Fuentedepárrafopredeter." style:family="text">
      <style:text-properties style:font-name="Tahoma" style:font-name-complex="Tahoma"/>
    </style:style>
    <style:style style:name="P100" style:parent-style-name="Párrafodelista" style:family="paragraph">
      <style:text-properties style:font-name="Tahoma" fo:color="#3465A4"/>
    </style:style>
    <style:style style:name="P101" style:parent-style-name="Párrafodelista" style:family="paragraph">
      <style:text-properties style:font-name="Tahoma"/>
    </style:style>
    <style:style style:name="P102" style:parent-style-name="Párrafodelista" style:list-style-name="WWNum1" style:family="paragraph"/>
    <style:style style:name="T103" style:parent-style-name="Fuentedepárrafopredeter." style:family="text">
      <style:text-properties style:font-name="Tahoma" style:font-name-complex="Tahoma"/>
    </style:style>
    <style:style style:name="P104" style:parent-style-name="Párrafodelista" style:family="paragraph">
      <style:text-properties style:font-name="Tahoma" fo:color="#3465A4"/>
    </style:style>
    <style:style style:name="P105" style:parent-style-name="Párrafodelista" style:family="paragraph">
      <style:text-properties style:font-name="Tahoma"/>
    </style:style>
    <style:style style:name="P106" style:parent-style-name="Párrafodelista" style:list-style-name="WWNum1" style:family="paragraph"/>
    <style:style style:name="T107" style:parent-style-name="Fuentedepárrafopredeter." style:family="text">
      <style:text-properties style:font-name="Tahoma" style:font-name-complex="Tahoma"/>
    </style:style>
    <style:style style:name="T108" style:parent-style-name="Fuentedepárrafopredeter." style:family="text">
      <style:text-properties style:font-name="Tahoma" style:font-name-complex="Tahoma"/>
    </style:style>
    <style:style style:name="P109" style:parent-style-name="Párrafodelista" style:family="paragraph">
      <style:text-properties style:font-name="Tahoma" fo:color="#2A6099"/>
    </style:style>
    <style:style style:name="P110" style:parent-style-name="Párrafodelista" style:family="paragraph">
      <style:text-properties style:font-name="Tahoma"/>
    </style:style>
    <style:style style:name="P111" style:parent-style-name="Párrafodelista" style:list-style-name="WWNum1" style:family="paragraph"/>
    <style:style style:name="T112" style:parent-style-name="Fuentedepárrafopredeter." style:family="text">
      <style:text-properties style:font-name="Tahoma" style:font-name-complex="Tahoma"/>
    </style:style>
    <style:style style:name="P113" style:parent-style-name="Párrafodelista" style:family="paragraph">
      <style:text-properties style:font-name="Tahoma" fo:color="#2A6099"/>
    </style:style>
    <style:style style:name="P114" style:parent-style-name="Párrafodelista" style:family="paragraph">
      <style:text-properties style:font-name="Tahoma"/>
    </style:style>
    <style:style style:name="P115" style:parent-style-name="Párrafodelista" style:list-style-name="WWNum1" style:family="paragraph"/>
    <style:style style:name="T116" style:parent-style-name="Fuentedepárrafopredeter." style:family="text">
      <style:text-properties style:font-name="Tahoma" style:font-name-complex="Tahoma"/>
    </style:style>
    <style:style style:name="P117" style:parent-style-name="Párrafodelista" style:family="paragraph">
      <style:text-properties style:font-name="Tahoma" fo:color="#3465A4"/>
    </style:style>
    <style:style style:name="P118" style:parent-style-name="Párrafodelista" style:family="paragraph">
      <style:text-properties style:font-name="Tahoma"/>
    </style:style>
    <style:style style:name="P119" style:parent-style-name="Párrafodelista" style:list-style-name="WWNum1" style:family="paragraph"/>
    <style:style style:name="T120" style:parent-style-name="Fuentedepárrafopredeter." style:family="text">
      <style:text-properties style:font-name="Tahoma" style:font-name-complex="Tahoma"/>
    </style:style>
    <style:style style:name="T121" style:parent-style-name="Fuentedepárrafopredeter." style:family="text">
      <style:text-properties style:font-name="Tahoma" style:font-name-complex="Tahoma"/>
    </style:style>
    <style:style style:name="P122" style:parent-style-name="Párrafodelista" style:family="paragraph">
      <style:text-properties style:font-name="Tahoma" fo:color="#2A6099"/>
    </style:style>
    <style:style style:name="P123" style:parent-style-name="Párrafodelista" style:list-style-name="WWNum1" style:family="paragraph"/>
    <style:style style:name="T124" style:parent-style-name="Fuentedepárrafopredeter." style:family="text">
      <style:text-properties style:font-name="Tahoma" style:font-name-complex="Tahoma"/>
    </style:style>
    <style:style style:name="T125" style:parent-style-name="Fuentedepárrafopredeter." style:family="text">
      <style:text-properties style:font-name="Tahoma" style:font-name-complex="Tahoma"/>
    </style:style>
    <style:style style:name="P126" style:parent-style-name="Párrafodelista" style:family="paragraph">
      <style:text-properties style:font-name="Tahoma" fo:color="#3465A4"/>
    </style:style>
    <style:style style:name="P127" style:parent-style-name="Párrafodelista" style:family="paragraph">
      <style:text-properties style:font-name="Tahoma" fo:color="#3465A4"/>
    </style:style>
    <style:style style:name="P128" style:parent-style-name="Párrafodelista" style:family="paragraph">
      <style:text-properties style:font-name="Tahoma"/>
    </style:style>
    <style:style style:name="P129" style:parent-style-name="Párrafodelista" style:list-style-name="WWNum1" style:family="paragraph"/>
    <style:style style:name="T130" style:parent-style-name="Fuentedepárrafopredeter." style:family="text">
      <style:text-properties style:font-name="Tahoma" style:font-name-complex="Tahoma"/>
    </style:style>
    <style:style style:name="P131" style:parent-style-name="Párrafodelista" style:family="paragraph">
      <style:text-properties style:font-name="Tahoma" fo:color="#3465A4"/>
    </style:style>
    <style:style style:name="P132" style:parent-style-name="Párrafodelista" style:family="paragraph">
      <style:text-properties style:font-name="Tahoma"/>
    </style:style>
    <style:style style:name="P133" style:parent-style-name="Párrafodelista" style:list-style-name="WWNum1" style:family="paragraph"/>
    <style:style style:name="T134" style:parent-style-name="Fuentedepárrafopredeter." style:family="text">
      <style:text-properties style:font-name="Tahoma" style:font-name-complex="Tahoma"/>
    </style:style>
    <style:style style:name="P135" style:parent-style-name="Párrafodelista" style:family="paragraph">
      <style:text-properties style:font-name="Tahoma" fo:color="#3465A4"/>
    </style:style>
    <style:style style:name="P136" style:parent-style-name="Párrafodelista" style:family="paragraph">
      <style:text-properties style:font-name="Tahoma"/>
    </style:style>
    <style:style style:name="P137" style:parent-style-name="Párrafodelista" style:list-style-name="WWNum1" style:family="paragraph"/>
    <style:style style:name="T138" style:parent-style-name="Fuentedepárrafopredeter." style:family="text">
      <style:text-properties style:font-name="Tahoma" style:font-name-complex="Tahoma"/>
    </style:style>
    <style:style style:name="T139" style:parent-style-name="Fuentedepárrafopredeter." style:family="text">
      <style:text-properties style:font-name="Tahoma" style:font-name-complex="Tahoma"/>
    </style:style>
    <style:style style:name="P140" style:parent-style-name="Párrafodelista" style:family="paragraph">
      <style:text-properties style:font-name="Tahoma" fo:color="#3465A4"/>
    </style:style>
    <style:style style:name="P141" style:parent-style-name="Párrafodelista" style:family="paragraph">
      <style:text-properties style:font-name="Tahoma"/>
    </style:style>
    <style:style style:name="P142" style:parent-style-name="Párrafodelista" style:list-style-name="WWNum1" style:family="paragraph"/>
    <style:style style:name="T143" style:parent-style-name="Fuentedepárrafopredeter." style:family="text">
      <style:text-properties style:font-name="Tahoma" style:font-name-complex="Tahoma"/>
    </style:style>
    <style:style style:name="P144" style:parent-style-name="Párrafodelista" style:family="paragraph">
      <style:text-properties style:font-name="Tahoma" fo:color="#3465A4"/>
    </style:style>
    <style:style style:name="P145" style:parent-style-name="Párrafodelista" style:family="paragraph">
      <style:text-properties style:font-name="Tahoma"/>
    </style:style>
    <style:style style:name="P146" style:parent-style-name="Párrafodelista" style:list-style-name="WWNum1" style:family="paragraph"/>
    <style:style style:name="T147" style:parent-style-name="Fuentedepárrafopredeter." style:family="text">
      <style:text-properties style:font-name="Tahoma" style:font-name-complex="Tahoma"/>
    </style:style>
    <style:style style:name="P148" style:parent-style-name="Párrafodelista" style:family="paragraph">
      <style:text-properties style:font-name="Tahoma" fo:color="#2A6099"/>
    </style:style>
    <style:style style:name="P149" style:parent-style-name="Párrafodelista" style:family="paragraph">
      <style:text-properties style:font-name="Tahoma" fo:color="#2A6099"/>
    </style:style>
    <style:style style:name="P150" style:parent-style-name="Párrafodelista" style:family="paragraph">
      <style:text-properties style:font-name="Tahoma"/>
    </style:style>
    <style:style style:name="P151" style:parent-style-name="Párrafodelista" style:list-style-name="WWNum1" style:family="paragraph"/>
    <style:style style:name="T152" style:parent-style-name="Fuentedepárrafopredeter." style:family="text">
      <style:text-properties style:font-name="Tahoma" style:font-name-complex="Tahoma"/>
    </style:style>
    <style:style style:name="P153" style:parent-style-name="Párrafodelista" style:family="paragraph">
      <style:text-properties style:font-name="Tahoma" fo:color="#2A6099"/>
    </style:style>
    <style:style style:name="P154" style:parent-style-name="Párrafodelista" style:family="paragraph">
      <style:text-properties style:font-name="Tahoma"/>
    </style:style>
    <style:style style:name="P155" style:parent-style-name="Párrafodelista" style:list-style-name="WWNum1" style:family="paragraph"/>
    <style:style style:name="T156" style:parent-style-name="Fuentedepárrafopredeter." style:family="text">
      <style:text-properties style:font-name="Tahoma" style:font-name-complex="Tahoma"/>
    </style:style>
    <style:style style:name="P157" style:parent-style-name="Párrafodelista" style:family="paragraph">
      <style:text-properties style:font-name="Tahoma" fo:color="#2A6099"/>
    </style:style>
    <style:style style:name="P158" style:parent-style-name="Párrafodelista" style:family="paragraph">
      <style:text-properties style:font-name="Tahoma"/>
    </style:style>
    <style:style style:name="P159" style:parent-style-name="Párrafodelista" style:list-style-name="WWNum1" style:family="paragraph"/>
    <style:style style:name="T160" style:parent-style-name="Fuentedepárrafopredeter." style:family="text">
      <style:text-properties style:font-name="Tahoma" style:font-name-complex="Tahoma"/>
    </style:style>
    <style:style style:name="P161" style:parent-style-name="Párrafodelista" style:family="paragraph">
      <style:text-properties style:font-name="Tahoma" fo:color="#2A6099"/>
    </style:style>
    <style:style style:name="P162" style:parent-style-name="Párrafodelista" style:family="paragraph">
      <style:text-properties style:font-name="Tahoma"/>
    </style:style>
    <style:style style:name="P163" style:parent-style-name="Párrafodelista" style:list-style-name="WWNum1" style:family="paragraph"/>
    <style:style style:name="T164" style:parent-style-name="Fuentedepárrafopredeter." style:family="text">
      <style:text-properties style:font-name="Tahoma" style:font-name-complex="Tahoma"/>
    </style:style>
    <style:style style:name="P165" style:parent-style-name="Párrafodelista" style:family="paragraph">
      <style:text-properties style:font-name="Tahoma" fo:color="#2A6099"/>
    </style:style>
    <style:style style:name="P166" style:parent-style-name="Párrafodelista" style:family="paragraph">
      <style:text-properties style:font-name="Tahoma" fo:color="#2A6099"/>
    </style:style>
    <style:style style:name="P167" style:parent-style-name="Párrafodelista" style:family="paragraph">
      <style:text-properties style:font-name="Tahoma" fo:color="#2A6099"/>
    </style:style>
    <style:style style:name="P168" style:parent-style-name="Párrafodelista" style:family="paragraph">
      <style:text-properties style:font-name="Tahoma"/>
    </style:style>
    <style:style style:name="P169" style:parent-style-name="Párrafodelista" style:list-style-name="WWNum1" style:family="paragraph"/>
    <style:style style:name="T170" style:parent-style-name="Fuentedepárrafopredeter." style:family="text">
      <style:text-properties style:font-name="Tahoma" style:font-name-complex="Tahoma"/>
    </style:style>
    <style:style style:name="T171" style:parent-style-name="Fuentedepárrafopredeter." style:family="text">
      <style:text-properties style:font-name="Tahoma" style:font-name-complex="Tahoma"/>
    </style:style>
    <style:style style:name="P172" style:parent-style-name="Párrafodelista" style:family="paragraph">
      <style:text-properties style:font-name="Tahoma" fo:color="#2A6099"/>
    </style:style>
    <style:style style:name="P173" style:parent-style-name="Párrafodelista" style:family="paragraph">
      <style:text-properties style:font-name="Tahoma" fo:color="#2A6099"/>
    </style:style>
    <style:style style:name="P174" style:parent-style-name="Párrafodelista" style:family="paragraph">
      <style:text-properties style:font-name="Tahoma"/>
    </style:style>
    <style:style style:name="P175" style:parent-style-name="Párrafodelista" style:list-style-name="WWNum1" style:family="paragraph"/>
    <style:style style:name="T176" style:parent-style-name="Fuentedepárrafopredeter." style:family="text">
      <style:text-properties style:font-name="Tahoma" style:font-name-complex="Tahoma"/>
    </style:style>
    <style:style style:name="P177" style:parent-style-name="Párrafodelista" style:family="paragraph">
      <style:text-properties style:font-name="Tahoma" fo:color="#2A6099"/>
    </style:style>
    <style:style style:name="P178" style:parent-style-name="Párrafodelista" style:family="paragraph">
      <style:text-properties style:font-name="Tahoma"/>
    </style:style>
    <style:style style:name="P179" style:parent-style-name="Párrafodelista" style:list-style-name="WWNum1" style:family="paragraph"/>
    <style:style style:name="T180" style:parent-style-name="Fuentedepárrafopredeter." style:family="text">
      <style:text-properties style:font-name="Tahoma" style:font-name-complex="Tahoma"/>
    </style:style>
    <style:style style:name="P181" style:parent-style-name="Párrafodelista" style:family="paragraph">
      <style:text-properties style:font-name="Tahoma" fo:color="#2A6099"/>
    </style:style>
    <style:style style:name="P182" style:parent-style-name="Párrafodelista" style:family="paragraph">
      <style:text-properties style:font-name="Tahoma"/>
    </style:style>
    <style:style style:name="P183" style:parent-style-name="Párrafodelista" style:list-style-name="WWNum1" style:family="paragraph"/>
    <style:style style:name="T184" style:parent-style-name="Fuentedepárrafopredeter." style:family="text">
      <style:text-properties style:font-name="Tahoma" style:font-name-complex="Tahoma"/>
    </style:style>
    <style:style style:name="P185" style:parent-style-name="Párrafodelista" style:family="paragraph">
      <style:text-properties style:font-name="Tahoma" fo:color="#2A6099"/>
    </style:style>
    <style:style style:name="P186" style:parent-style-name="Párrafodelista" style:family="paragraph">
      <style:text-properties style:font-name="Tahoma"/>
    </style:style>
    <style:style style:name="P187" style:parent-style-name="Párrafodelista" style:list-style-name="WWNum1" style:family="paragraph"/>
    <style:style style:name="T188" style:parent-style-name="Fuentedepárrafopredeter." style:family="text">
      <style:text-properties style:font-name="Tahoma" style:font-name-complex="Tahoma"/>
    </style:style>
    <style:style style:name="P189" style:parent-style-name="Párrafodelista" style:family="paragraph">
      <style:text-properties style:font-name="Tahoma" fo:color="#2A6099"/>
    </style:style>
    <style:style style:name="P190" style:parent-style-name="Párrafodelista" style:family="paragraph">
      <style:text-properties style:font-name="Tahoma"/>
    </style:style>
    <style:style style:name="P191" style:parent-style-name="Párrafodelista" style:list-style-name="WWNum1" style:family="paragraph"/>
    <style:style style:name="T192" style:parent-style-name="Fuentedepárrafopredeter." style:family="text">
      <style:text-properties style:font-name="Tahoma" style:font-name-complex="Tahoma"/>
    </style:style>
    <style:style style:name="P193" style:parent-style-name="Párrafodelista" style:family="paragraph">
      <style:text-properties style:font-name="Tahoma" fo:color="#2A6099"/>
    </style:style>
    <style:style style:name="P194" style:parent-style-name="Párrafodelista" style:family="paragraph">
      <style:text-properties style:font-name="Tahoma"/>
    </style:style>
    <style:style style:name="P195" style:parent-style-name="Párrafodelista" style:list-style-name="WWNum1" style:family="paragraph"/>
    <style:style style:name="T196" style:parent-style-name="Fuentedepárrafopredeter." style:family="text">
      <style:text-properties style:font-name="Tahoma" style:font-name-complex="Tahoma"/>
    </style:style>
    <style:style style:name="P197" style:parent-style-name="Párrafodelista" style:family="paragraph">
      <style:text-properties style:font-name="Tahoma" fo:color="#2A6099"/>
    </style:style>
    <style:style style:name="P198" style:parent-style-name="Párrafodelista" style:family="paragraph">
      <style:text-properties style:font-name="Tahoma"/>
    </style:style>
    <style:style style:name="P199" style:parent-style-name="Párrafodelista" style:list-style-name="WWNum1" style:family="paragraph"/>
    <style:style style:name="T200" style:parent-style-name="Fuentedepárrafopredeter." style:family="text">
      <style:text-properties style:font-name="Tahoma" style:font-name-complex="Tahoma"/>
    </style:style>
    <style:style style:name="P201" style:parent-style-name="Párrafodelista" style:family="paragraph">
      <style:text-properties style:font-name="Tahoma" fo:color="#2A6099"/>
    </style:style>
    <style:style style:name="P202" style:parent-style-name="Párrafodelista" style:family="paragraph">
      <style:text-properties style:font-name="Tahoma"/>
    </style:style>
    <style:style style:name="P203" style:parent-style-name="Párrafodelista" style:list-style-name="WWNum1" style:family="paragraph"/>
    <style:style style:name="T204" style:parent-style-name="Fuentedepárrafopredeter." style:family="text">
      <style:text-properties style:font-name="Tahoma" style:font-name-complex="Tahoma"/>
    </style:style>
    <style:style style:name="P205" style:parent-style-name="Párrafodelista" style:family="paragraph">
      <style:text-properties style:font-name="Tahoma"/>
    </style:style>
    <style:style style:name="P206" style:parent-style-name="Párrafodelista" style:family="paragraph">
      <style:text-properties style:font-name="Tahoma"/>
    </style:style>
    <style:style style:name="P207" style:parent-style-name="Párrafodelista" style:list-style-name="WWNum1" style:family="paragraph"/>
    <style:style style:name="T208" style:parent-style-name="Fuentedepárrafopredeter." style:family="text">
      <style:text-properties style:font-name="Tahoma" style:font-name-complex="Tahoma"/>
    </style:style>
    <style:style style:name="P209" style:parent-style-name="Párrafodelista" style:family="paragraph">
      <style:text-properties style:font-name="Tahoma"/>
    </style:style>
    <style:style style:name="P210" style:parent-style-name="Párrafodelista" style:family="paragraph">
      <style:text-properties style:font-name="Tahoma"/>
    </style:style>
    <style:style style:name="P211" style:parent-style-name="Párrafodelista" style:list-style-name="WWNum1" style:family="paragraph"/>
    <style:style style:name="T212" style:parent-style-name="Fuentedepárrafopredeter." style:family="text">
      <style:text-properties style:font-name="Tahoma" style:font-name-complex="Tahoma"/>
    </style:style>
    <style:style style:name="P213" style:parent-style-name="Párrafodelista" style:family="paragraph">
      <style:text-properties style:font-name="Tahoma"/>
    </style:style>
    <style:style style:name="P214" style:parent-style-name="Párrafodelista" style:family="paragraph">
      <style:text-properties style:font-name="Tahoma"/>
    </style:style>
    <style:style style:name="P215" style:parent-style-name="Párrafodelista" style:list-style-name="WWNum1" style:family="paragraph"/>
    <style:style style:name="T216" style:parent-style-name="Fuentedepárrafopredeter." style:family="text">
      <style:text-properties style:font-name="Tahoma" style:font-name-complex="Tahoma"/>
    </style:style>
    <style:style style:name="T217" style:parent-style-name="Fuentedepárrafopredeter." style:family="text">
      <style:text-properties style:font-name="Tahoma" style:font-name-complex="Tahoma"/>
    </style:style>
    <style:style style:name="P218" style:parent-style-name="Párrafodelista" style:family="paragraph">
      <style:text-properties style:font-name="Tahoma"/>
    </style:style>
    <style:style style:name="P219" style:parent-style-name="Párrafodelista" style:family="paragraph">
      <style:text-properties style:font-name="Tahoma"/>
    </style:style>
    <style:style style:name="P220" style:parent-style-name="Párrafodelista" style:list-style-name="WWNum1" style:family="paragraph"/>
    <style:style style:name="T221" style:parent-style-name="Fuentedepárrafopredeter." style:family="text">
      <style:text-properties style:font-name="Tahoma" style:font-name-complex="Tahoma"/>
    </style:style>
    <style:style style:name="P222" style:parent-style-name="Párrafodelista" style:family="paragraph">
      <style:text-properties style:font-name="Tahoma"/>
    </style:style>
    <style:style style:name="P223" style:parent-style-name="Párrafodelista" style:family="paragraph">
      <style:text-properties style:font-name="Tahoma"/>
    </style:style>
    <style:style style:name="P224" style:parent-style-name="Párrafodelista" style:list-style-name="WWNum1" style:family="paragraph"/>
    <style:style style:name="T225" style:parent-style-name="Fuentedepárrafopredeter." style:family="text">
      <style:text-properties style:font-name="Tahoma" style:font-name-complex="Tahoma"/>
    </style:style>
    <style:style style:name="P226" style:parent-style-name="Párrafodelista" style:family="paragraph">
      <style:text-properties style:font-name="Tahoma"/>
    </style:style>
    <style:style style:name="P227" style:parent-style-name="Párrafodelista" style:family="paragraph">
      <style:text-properties style:font-name="Tahoma"/>
    </style:style>
    <style:style style:name="P228" style:parent-style-name="Párrafodelista" style:list-style-name="WWNum1" style:family="paragraph"/>
    <style:style style:name="T229" style:parent-style-name="Fuentedepárrafopredeter." style:family="text">
      <style:text-properties style:font-name="Tahoma" style:font-name-complex="Tahoma"/>
    </style:style>
    <style:style style:name="P230" style:parent-style-name="Párrafodelista" style:family="paragraph">
      <style:text-properties style:font-name="Tahoma"/>
    </style:style>
    <style:style style:name="P231" style:parent-style-name="Párrafodelista" style:family="paragraph">
      <style:text-properties style:font-name="Tahoma"/>
    </style:style>
    <style:style style:name="P232" style:parent-style-name="Párrafodelista" style:list-style-name="WWNum1" style:family="paragraph"/>
    <style:style style:name="T233" style:parent-style-name="Fuentedepárrafopredeter." style:family="text">
      <style:text-properties style:font-name="Tahoma" style:font-name-complex="Tahoma"/>
    </style:style>
    <style:style style:name="P234" style:parent-style-name="Párrafodelista" style:family="paragraph">
      <style:text-properties style:font-name="Tahoma"/>
    </style:style>
    <style:style style:name="P235" style:parent-style-name="Párrafodelista" style:family="paragraph">
      <style:text-properties style:font-name="Tahoma"/>
    </style:style>
    <style:style style:name="P236" style:parent-style-name="Párrafodelista" style:list-style-name="WWNum1" style:family="paragraph"/>
    <style:style style:name="T237" style:parent-style-name="Fuentedepárrafopredeter." style:family="text">
      <style:text-properties style:font-name="Tahoma" style:font-name-complex="Tahoma"/>
    </style:style>
    <style:style style:name="T238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239" style:parent-style-name="Fuentedepárrafopredeter." style:family="text">
      <style:text-properties style:font-name="Tahoma" style:font-name-complex="Tahoma"/>
    </style:style>
  </office:automatic-styles>
  <office:body>
    <office:text text:use-soft-page-breaks="true">
      <text:list text:style-name="WWNum1">
        <text:list-item text:start-value="1">
          <text:p text:style-name="P1"><text:span text:style-name="T2">¿Cuál es la función principal de un chipset?</text:span></text:p>
        </text:list-item>
      </text:list>
      <text:p text:style-name="P3">Controla y organiza los datos entre el procesador y el</text:p>
      <text:p text:style-name="P4">resto de componentes</text:p>
      <text:p text:style-name="P5"/>
      <text:list text:style-name="WWNum1" text:continue-numbering="true">
        <text:list-item>
          <text:p text:style-name="P6"><text:span text:style-name="T7">¿Cuántos chipset tienen las placas base actuales?</text:span></text:p>
        </text:list-item>
      </text:list>
      <text:p text:style-name="P8">Dos chipsets<text:s/>integrados</text:p>
      <text:p text:style-name="P9"/>
      <text:list text:style-name="WWNum1" text:continue-numbering="true">
        <text:list-item>
          <text:p text:style-name="P10"><text:span text:style-name="T11">¿Qué funciones han pasado de ser ejecutadas por un chipset a ser ejecutadas desde el microprocesador?</text:span></text:p>
        </text:list-item>
      </text:list>
      <text:p text:style-name="P12"/>
      <text:p text:style-name="P13"/>
      <text:list text:style-name="WWNum1" text:continue-numbering="true">
        <text:list-item>
          <text:p text:style-name="P14"><text:span text:style-name="T15">¿Cuál es la función principal de una fuente de alimentación?</text:span></text:p>
        </text:list-item>
      </text:list>
      <text:p text:style-name="P16">Trasformar la corriente alterna en continua y suministrar la corriente necesaria para los componentes de un ordenador</text:p>
      <text:p text:style-name="P17"/>
      <text:list text:style-name="WWNum1" text:continue-numbering="true">
        <text:list-item>
          <text:p text:style-name="P18"><text:span text:style-name="T19">¿En qué ordenadores se utiliza una fuente de alimentación interna?</text:span></text:p>
        </text:list-item>
      </text:list>
      <text:p text:style-name="P20">En<text:s/>ordenadores<text:s/>de sobremesa</text:p>
      <text:p text:style-name="P21"/>
      <text:list text:style-name="WWNum1" text:continue-numbering="true">
        <text:list-item>
          <text:p text:style-name="P22"><text:span text:style-name="T23">¿Los portátiles también disponen de una fuente de alimentación? Si es así ¿dónde está situada?</text:span></text:p>
        </text:list-item>
      </text:list>
      <text:p text:style-name="P24">Si los<text:s/>portátiles<text:s/>también poseen una fuente de alimentación, la fuente de<text:s/>alimentación<text:s/>de este se encuentra de manera externa</text:p>
      <text:p text:style-name="P25"/>
      <text:list text:style-name="WWNum1" text:continue-numbering="true">
        <text:list-item>
          <text:p text:style-name="P26"><text:span text:style-name="T27">¿Qué características tiene una fuente de alimentación modular?</text:span></text:p>
        </text:list-item>
      </text:list>
      <text:p text:style-name="P28">No tienen los cables inicialmente conectados, si no<text:s/>que se<text:s/>van añadiendo a medida que se<text:s/>van<text:s/>necesitándola<text:s/>principal ventaja es que no hay cables que no vas a utilizar</text:p>
      <text:p text:style-name="P29"/>
      <text:list text:style-name="WWNum1" text:continue-numbering="true">
        <text:list-item>
          <text:p text:style-name="P30"><text:span text:style-name="T31">¿Qué conectores tiene una fuente de alimentación?</text:span></text:p>
        </text:list-item>
      </text:list>
      <text:p text:style-name="P32">ATX de 24 pines, EPS/ATX 8 pines, PCIe 6+2 pines, SATA</text:p>
      <text:p text:style-name="P33"/>
      <text:list text:style-name="WWNum1" text:continue-numbering="true">
        <text:list-item>
          <text:p text:style-name="P34"><text:span text:style-name="T35">¿Qué dispositivo se conecta al ATX de 24 pines?</text:span></text:p>
        </text:list-item>
      </text:list>
      <text:p text:style-name="P36">La placa base</text:p>
      <text:p text:style-name="P37"/>
      <text:list text:style-name="WWNum1" text:continue-numbering="true">
        <text:list-item>
          <text:p text:style-name="P38"><text:span text:style-name="T39">¿</text:span><text:span text:style-name="T40">Qué di</text:span><text:span text:style-name="T41">spositivo se conecta al ATX de 8 pines?</text:span></text:p>
        </text:list-item>
      </text:list>
      <text:p text:style-name="P42">El procesador</text:p>
      <text:p text:style-name="P43"/>
      <text:list text:style-name="WWNum1" text:continue-numbering="true">
        <text:list-item>
          <text:p text:style-name="P44"><text:span text:style-name="T45">¿De qué depende el modelo de fuente de alimentación elegida?</text:span></text:p>
        </text:list-item>
      </text:list>
      <text:p text:style-name="P46">De la potencia necesaria, eficiencia, factor de forma y conectores disponibles</text:p>
      <text:p text:style-name="P47"/>
      <text:list text:style-name="WWNum1" text:continue-numbering="true">
        <text:list-item>
          <text:p text:style-name="P48"><text:span text:style-name="T49">¿Cuál es la diferencia principal entre los factores de forma</text:span><text:span text:style-name="T50"><text:s/>de los distintos modelos de placa base?</text:span></text:p>
        </text:list-item>
      </text:list>
      <text:p text:style-name="P51">El tamaño y la<text:s/>disposición<text:s/>de componentes</text:p>
      <text:p text:style-name="P52"/>
      <text:list text:style-name="WWNum1" text:continue-numbering="true">
        <text:list-item>
          <text:p text:style-name="P53"><text:span text:style-name="T54">¿Cuál es el nombre del modelo de placa base más común?</text:span></text:p>
        </text:list-item>
      </text:list>
      <text:p text:style-name="P55">ATX</text:p>
      <text:p text:style-name="P56"/>
      <text:list text:style-name="WWNum1" text:continue-numbering="true">
        <text:list-item>
          <text:p text:style-name="P57"><text:span text:style-name="T58">Al adquirir una carcasa ¿qué dispositivos tendrán que ser compatibles con su tamaño?</text:span></text:p>
        </text:list-item>
      </text:list>
      <text:p text:style-name="P59">Placa base, fuente de alimentación, tarjetas graficas y sistema de refrigeracion</text:p>
      <text:p text:style-name="P60"/>
      <text:list text:style-name="WWNum1" text:continue-numbering="true">
        <text:list-item>
          <text:p text:style-name="P61"><text:span text:style-name="T62">¿Qué conectores transmiten datos entre la placa base y los distintos dispositivos?</text:span></text:p>
        </text:list-item>
      </text:list>
      <text:p text:style-name="P63">SATA, PCIe y USB</text:p>
      <text:p text:style-name="P64"/>
      <text:list text:style-name="WWNum1" text:continue-numbering="true">
        <text:list-item>
          <text:p text:style-name="P65"><text:span text:style-name="T66">¿Qué se almacena en la memoria RAM?</text:span></text:p>
        </text:list-item>
      </text:list>
      <text:p text:style-name="P67">Datos de programas de uso activo por el sistema y aplicaciones</text:p>
      <text:p text:style-name="P68"/>
      <text:list text:style-name="WWNum1" text:continue-numbering="true">
        <text:list-item>
          <text:p text:style-name="P69"><text:span text:style-name="T70">¿Qué sucede con el contenido de la memoria RAM cuando se apaga el equipo?</text:span></text:p>
        </text:list-item>
      </text:list>
      <text:p text:style-name="P71">Se pierde o se borra</text:p>
      <text:p text:style-name="P72"/>
      <text:list text:style-name="WWNum1" text:continue-numbering="true">
        <text:list-item>
          <text:p text:style-name="P73"><text:span text:style-name="T74">¿Cuál es la característica principal de la memoria dinámica DRAM y para qué se utiliza?</text:span></text:p>
        </text:list-item>
      </text:list>
      <text:p text:style-name="P75">Refresco constante de carga y se usa como RAM principal</text:p>
      <text:p text:style-name="P76"/>
      <text:p text:style-name="P77"/>
      <text:soft-page-break/>
      <text:list text:style-name="WWNum1" text:continue-numbering="true">
        <text:list-item>
          <text:p text:style-name="P78"><text:span text:style-name="T79">¿Cuál es la<text:s/></text:span><text:span text:style-name="T80">principal diferencia entre la memoria RAM DIMM y la SODIMM?</text:span></text:p>
        </text:list-item>
      </text:list>
      <text:p text:style-name="P81">DIMM: Para PC´s de sobremesa</text:p>
      <text:p text:style-name="P82">SODIMM: Para<text:s/>portátiles</text:p>
      <text:p text:style-name="P83"/>
      <text:list text:style-name="WWNum1" text:continue-numbering="true">
        <text:list-item>
          <text:p text:style-name="P84"><text:span text:style-name="T85">¿Qué inconveniente tenían las memorias RAM DIP y por qué evolucionaron hacia SIMM o DIMM?</text:span></text:p>
        </text:list-item>
      </text:list>
      <text:p text:style-name="P86">Eran bastante<text:s/>difíciles<text:s/>de instalar y ocupaban mucho<text:s/>espacio</text:p>
      <text:p text:style-name="P87">Los<text:s/>módulos<text:s/>simplificaron la<text:s/>instalación<text:s/>y aumentaron la capacidad</text:p>
      <text:p text:style-name="P88"/>
      <text:list text:style-name="WWNum1" text:continue-numbering="true">
        <text:list-item>
          <text:p text:style-name="P89"><text:span text:style-name="T90">¿Qué tipos de memoria RAM existen?</text:span></text:p>
        </text:list-item>
      </text:list>
      <text:p text:style-name="Párrafodelista"><text:span text:style-name="T91">DRAM, SRAM, SDRAM, DDR, DDR2, DDR3, DDR4, DDR5</text:span></text:p>
      <text:p text:style-name="P92"/>
      <text:list text:style-name="WWNum1" text:continue-numbering="true">
        <text:list-item>
          <text:p text:style-name="P93"><text:span text:style-name="T94">¿Cuáles son las diferencias entre los distintos tipos?</text:span></text:p>
        </text:list-item>
      </text:list>
      <text:p text:style-name="P95">Velocidad,<text:s/>voltaje<text:s/>y ancho de banda</text:p>
      <text:p text:style-name="P96"/>
      <text:list text:style-name="WWNum1" text:continue-numbering="true">
        <text:list-item>
          <text:p text:style-name="P97"><text:span text:style-name="T98">¿Qué</text:span><text:span text:style-name="T99"><text:s/>modelo de RAM es el que se utiliza en los ordenadores más actuales?</text:span></text:p>
        </text:list-item>
      </text:list>
      <text:p text:style-name="P100">DDR4 y DDR5</text:p>
      <text:p text:style-name="P101"/>
      <text:list text:style-name="WWNum1" text:continue-numbering="true">
        <text:list-item>
          <text:p text:style-name="P102"><text:span text:style-name="T103">¿Puedo cambiar el modelo de la memoria RAM por el que yo quiera?</text:span></text:p>
        </text:list-item>
      </text:list>
      <text:p text:style-name="P104">No, eso depende del tipo que sea soportado por la placa base</text:p>
      <text:p text:style-name="P105"/>
      <text:list text:style-name="WWNum1" text:continue-numbering="true">
        <text:list-item>
          <text:p text:style-name="P106"><text:span text:style-name="T107">¿En qué parte de la placa base se inserta la CP</text:span><text:span text:style-name="T108">U o microprocesador?</text:span></text:p>
        </text:list-item>
      </text:list>
      <text:p text:style-name="P109">En el<text:s/>zócalo</text:p>
      <text:p text:style-name="P110"/>
      <text:list text:style-name="WWNum1" text:continue-numbering="true">
        <text:list-item>
          <text:p text:style-name="P111"><text:span text:style-name="T112">¿Qué sistemas de ventilación se pueden añadir sobre la CPU?</text:span></text:p>
        </text:list-item>
      </text:list>
      <text:p text:style-name="P113">Sistema de refrigeración liquida y por disipador</text:p>
      <text:p text:style-name="P114"/>
      <text:list text:style-name="WWNum1" text:continue-numbering="true">
        <text:list-item>
          <text:p text:style-name="P115"><text:span text:style-name="T116">¿Por qué es necesario añadir un sistema de ventilación sobre la CPU?</text:span></text:p>
        </text:list-item>
      </text:list>
      <text:p text:style-name="P117">Para disipar el calor generado</text:p>
      <text:p text:style-name="P118"/>
      <text:list text:style-name="WWNum1" text:continue-numbering="true">
        <text:list-item>
          <text:p text:style-name="P119"><text:span text:style-name="T120">¿Cuáles<text:s/></text:span><text:span text:style-name="T121">son los dos principales fabricantes de microprocesadores?</text:span></text:p>
        </text:list-item>
      </text:list>
      <text:p text:style-name="P122">Intel y AMD</text:p>
      <text:soft-page-break/>
      <text:list text:style-name="WWNum1" text:continue-numbering="true">
        <text:list-item>
          <text:p text:style-name="P123"><text:span text:style-name="T124">¿</text:span><text:span text:style-name="T125">En qué se basan las técnicas de Overclocking y Underclocking en cuanto al funcionamiento de la CPU?</text:span></text:p>
        </text:list-item>
      </text:list>
      <text:p text:style-name="P126">Overclocking: Aumentar la frecuencia del reloj para<text:s/>más<text:s/>rendimiento</text:p>
      <text:p text:style-name="P127">Underclocking: Reducir la frecuencia para ahorrar<text:s/>energía<text:s/>y reducir la temperatura</text:p>
      <text:p text:style-name="P128"/>
      <text:list text:style-name="WWNum1" text:continue-numbering="true">
        <text:list-item>
          <text:p text:style-name="P129"><text:span text:style-name="T130">¿Qué unidad de medida se utiliza para medir la frecuencia de la CPU?</text:span></text:p>
        </text:list-item>
      </text:list>
      <text:p text:style-name="P131">Gigahercios</text:p>
      <text:p text:style-name="P132"/>
      <text:list text:style-name="WWNum1" text:continue-numbering="true">
        <text:list-item>
          <text:p text:style-name="P133"><text:span text:style-name="T134">¿Qué implica que la CPU tenga varios cores o núcleos?</text:span></text:p>
        </text:list-item>
      </text:list>
      <text:p text:style-name="P135">Para ejecutar<text:s/>múltiples<text:s/>tareas<text:s/>simultáneamente</text:p>
      <text:p text:style-name="P136"/>
      <text:list text:style-name="WWNum1" text:continue-numbering="true">
        <text:list-item>
          <text:p text:style-name="P137"><text:span text:style-name="T138">¿Dónd</text:span><text:span text:style-name="T139">e se localiza la memoria caché?</text:span></text:p>
        </text:list-item>
      </text:list>
      <text:p text:style-name="P140">Dentro del procesador</text:p>
      <text:p text:style-name="P141"/>
      <text:list text:style-name="WWNum1" text:continue-numbering="true">
        <text:list-item>
          <text:p text:style-name="P142"><text:span text:style-name="T143">¿Cuáles son las principales características de la memoria caché?</text:span></text:p>
        </text:list-item>
      </text:list>
      <text:p text:style-name="P144">Muy rápida, almacena datos frecuentes</text:p>
      <text:p text:style-name="P145"/>
      <text:list text:style-name="WWNum1" text:continue-numbering="true">
        <text:list-item>
          <text:p text:style-name="P146"><text:span text:style-name="T147">¿Por qué un procesador de 64 bits es más rápido que uno de 32 bits?</text:span></text:p>
        </text:list-item>
      </text:list>
      <text:p text:style-name="P148">Los de 64 bits leen los datos<text:s/>de 64 en 64 bits y soportan más memoria RAM</text:p>
      <text:p text:style-name="P149">Los procesadores de 32 bits leerán los datos de 32 en 32 bits, y como mucho soportan 4 GB de RAM</text:p>
      <text:p text:style-name="P150"/>
      <text:list text:style-name="WWNum1" text:continue-numbering="true">
        <text:list-item>
          <text:p text:style-name="P151"><text:span text:style-name="T152">¿Tengo que tener en cuenta si mi procesador es de 32 o de 64 bits a la hora de instalar el SO o las aplicaciones?</text:span></text:p>
        </text:list-item>
      </text:list>
      <text:p text:style-name="P153">Si, ya que la compatibilidad y el rendimiento se<text:s/>verán<text:s/>afectados</text:p>
      <text:p text:style-name="P154"/>
      <text:list text:style-name="WWNum1" text:continue-numbering="true">
        <text:list-item>
          <text:p text:style-name="P155"><text:span text:style-name="T156">¿Cuál es la principal diferencia entre una memoria RAM y una memoria auxiliar?</text:span></text:p>
        </text:list-item>
      </text:list>
      <text:p text:style-name="P157">En el almacenamiento de datos y su uso</text:p>
      <text:p text:style-name="P158"/>
      <text:list text:style-name="WWNum1" text:continue-numbering="true">
        <text:list-item>
          <text:p text:style-name="P159"><text:span text:style-name="T160">¿Qué tipos de memorias auxiliares existen?</text:span></text:p>
        </text:list-item>
      </text:list>
      <text:p text:style-name="P161">Dispositivos<text:s/>magnéticos, dispositivos ópticos y memorias flash</text:p>
      <text:p text:style-name="P162"/>
      <text:soft-page-break/>
      <text:list text:style-name="WWNum1" text:continue-numbering="true">
        <text:list-item>
          <text:p text:style-name="P163"><text:span text:style-name="T164">¿Qué dos tipos de discos duros existen? Describe las principales características de cada uno de ellos.</text:span></text:p>
        </text:list-item>
      </text:list>
      <text:p text:style-name="P165">Discos HDD y discos SSD</text:p>
      <text:p text:style-name="P166">HDD: Grabación magnética, compuestos por varios discos que giran a una determinada velocidad<text:s/>(rpm)</text:p>
      <text:p text:style-name="P167">SSH: Unidades de almacenamiento en estado sólido, utilizan chips de memoria flash para guardar la información</text:p>
      <text:p text:style-name="P168"/>
      <text:list text:style-name="WWNum1" text:continue-numbering="true">
        <text:list-item>
          <text:p text:style-name="P169"><text:span text:style-name="T170">¿</text:span><text:span text:style-name="T171">Es lo mismo la redundancia que realizar copias de seguridad diarias?</text:span></text:p>
        </text:list-item>
      </text:list>
      <text:p text:style-name="P172">Redundancia: Múltiples copias de los datos en diferentes ubicaciones para continuidad de servicio</text:p>
      <text:p text:style-name="P173">Copias de seguridad: Copias de los datos tomadas en intervalos regulares para restaurar datos perdidos.</text:p>
      <text:p text:style-name="P174"/>
      <text:list text:style-name="WWNum1" text:continue-numbering="true">
        <text:list-item>
          <text:p text:style-name="P175"><text:span text:style-name="T176">¿Cuál es la principal funcionalidad de un raid?</text:span></text:p>
        </text:list-item>
      </text:list>
      <text:p text:style-name="P177">Aumenta la tolerancia a fallos pero disminuye el rendimiento en las<text:s/>operaciones de escritura</text:p>
      <text:p text:style-name="P178"/>
      <text:list text:style-name="WWNum1" text:continue-numbering="true">
        <text:list-item>
          <text:p text:style-name="P179"><text:span text:style-name="T180">¿Cuál es el significado de las iniciales GPU y cuál es su función?</text:span></text:p>
        </text:list-item>
      </text:list>
      <text:p text:style-name="P181">Graphics Processing Unit<text:s/>, unidad de procesamiento grafico</text:p>
      <text:p text:style-name="P182"/>
      <text:list text:style-name="WWNum1" text:continue-numbering="true">
        <text:list-item>
          <text:p text:style-name="P183"><text:span text:style-name="T184">¿Qué puertos de salida puede utilizar una tarjeta gráfica?</text:span></text:p>
        </text:list-item>
      </text:list>
      <text:p text:style-name="P185">VGA, DVI, HDMI: vídeo digital, Display Port</text:p>
      <text:p text:style-name="P186"/>
      <text:list text:style-name="WWNum1" text:continue-numbering="true">
        <text:list-item>
          <text:p text:style-name="P187"><text:span text:style-name="T188">¿Cuál es la principal función de las ranuras de expansión?</text:span></text:p>
        </text:list-item>
      </text:list>
      <text:p text:style-name="P189">Sirven para conectar tarjetas de expansión como gráficas,<text:s/>de red...</text:p>
      <text:p text:style-name="P190"/>
      <text:list text:style-name="WWNum1" text:continue-numbering="true">
        <text:list-item>
          <text:p text:style-name="P191"><text:span text:style-name="T192">¿Qué dispositivos se podrían insertar en una ranura de expansión?</text:span></text:p>
        </text:list-item>
      </text:list>
      <text:p text:style-name="P193">Tarjetas de red, graficas…..</text:p>
      <text:p text:style-name="P194"/>
      <text:list text:style-name="WWNum1" text:continue-numbering="true">
        <text:list-item>
          <text:p text:style-name="P195"><text:span text:style-name="T196">¿Qué tengo que tener en cuenta a la hora de elegir una tarjeta de expansión?</text:span></text:p>
        </text:list-item>
      </text:list>
      <text:p text:style-name="P197">Que sea compatible con la placa base, con la<text:s/>fuente<text:s/>de alimentación y la carcasa</text:p>
      <text:p text:style-name="P198"/>
      <text:soft-page-break/>
      <text:list text:style-name="WWNum1" text:continue-numbering="true">
        <text:list-item>
          <text:p text:style-name="P199"><text:span text:style-name="T200">La intrusión de polvo en el interior del equipo ¿puede afectar al rendimiento?</text:span></text:p>
        </text:list-item>
      </text:list>
      <text:p text:style-name="P201"/>
      <text:p text:style-name="P202"/>
      <text:list text:style-name="WWNum1" text:continue-numbering="true">
        <text:list-item>
          <text:p text:style-name="P203"><text:span text:style-name="T204">¿Para qué sirve un SAI?</text:span></text:p>
        </text:list-item>
      </text:list>
      <text:p text:style-name="P205"/>
      <text:p text:style-name="P206"/>
      <text:list text:style-name="WWNum1" text:continue-numbering="true">
        <text:list-item>
          <text:p text:style-name="P207"><text:span text:style-name="T208">¿Cuál es la función de la pasta térmica y dónde se coloca?</text:span></text:p>
        </text:list-item>
      </text:list>
      <text:p text:style-name="P209"/>
      <text:p text:style-name="P210"/>
      <text:list text:style-name="WWNum1" text:continue-numbering="true">
        <text:list-item>
          <text:p text:style-name="P211"><text:span text:style-name="T212">¿Cuál es la principal función de la UEFI o BIOS?</text:span></text:p>
        </text:list-item>
      </text:list>
      <text:p text:style-name="P213"/>
      <text:p text:style-name="P214"/>
      <text:list text:style-name="WWNum1" text:continue-numbering="true">
        <text:list-item>
          <text:p text:style-name="P215"><text:span text:style-name="T216">¿Cuál es la diferencia ent</text:span><text:span text:style-name="T217">re la BIOS y la UEFI?</text:span></text:p>
        </text:list-item>
      </text:list>
      <text:p text:style-name="P218"/>
      <text:p text:style-name="P219"/>
      <text:list text:style-name="WWNum1" text:continue-numbering="true">
        <text:list-item>
          <text:p text:style-name="P220"><text:span text:style-name="T221">¿Qué sucede si se detecta un error durante el arranque?</text:span></text:p>
        </text:list-item>
      </text:list>
      <text:p text:style-name="P222"/>
      <text:p text:style-name="P223"/>
      <text:list text:style-name="WWNum1" text:continue-numbering="true">
        <text:list-item>
          <text:p text:style-name="P224"><text:span text:style-name="T225">¿Qué se almacena en la memoria CMOS?</text:span></text:p>
        </text:list-item>
      </text:list>
      <text:p text:style-name="P226"/>
      <text:p text:style-name="P227"/>
      <text:list text:style-name="WWNum1" text:continue-numbering="true">
        <text:list-item>
          <text:p text:style-name="P228"><text:span text:style-name="T229">¿De qué tipo es la memoria CMOS?</text:span></text:p>
        </text:list-item>
      </text:list>
      <text:p text:style-name="P230"/>
      <text:p text:style-name="P231"/>
      <text:list text:style-name="WWNum1" text:continue-numbering="true">
        <text:list-item>
          <text:p text:style-name="P232"><text:span text:style-name="T233">¿De dónde obtiene la energía la memoria CMOS?</text:span></text:p>
        </text:list-item>
      </text:list>
      <text:p text:style-name="P234"/>
      <text:p text:style-name="P235"/>
      <text:list text:style-name="WWNum1" text:continue-numbering="true">
        <text:list-item>
          <text:p text:style-name="P236"><text:span text:style-name="T237">¿Qué funciones realiza el<text:s/></text:span><text:span text:style-name="T238">bootloader</text:span><text:span text:style-name="T239">?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Calibri Light" style:font-name-asian="F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Calibri Light" style:font-name-asian="F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F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F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F" style:font-name-complex="Times New Roman" fo:color="#2F5496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F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F" style:font-name-complex="Times New Roman" fo:color="#595959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F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F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Puesto" style:display-name="Puesto" style:family="paragraph" style:parent-style-name="Standard" style:next-style-name="Standard">
      <style:paragraph-properties fo:margin-bottom="0.0555in" fo:line-height="100%"/>
      <style:text-properties style:font-name="Calibri Light" style:font-name-asian="F" style:font-name-complex="Times New Roman" fo:letter-spacing="-0.0069in" style:letter-kerning="true" fo:font-size="28pt" style:font-size-asian="28pt" style:font-size-complex="28pt" fo:hyphenate="false"/>
    </style:style>
    <style:style style:name="Subtítulo" style:display-name="Subtítulo" style:family="paragraph" style:parent-style-name="Standard" style:next-style-name="Standard">
      <style:text-properties style:font-name-asian="F" style:font-name-complex="Times New Roman" fo:color="#595959" fo:letter-spacing="0.0104in" fo:font-size="14pt" style:font-size-asian="14pt" style:font-size-complex="14pt" fo:hyphenate="false"/>
    </style:style>
    <style:style style:name="Cita" style:display-name="Cita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itadestacada" style:display-name="Cita destacada" style:family="paragraph" style:parent-style-name="Standard" style:next-style-name="Standard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Título1Car" style:display-name="Título 1 Car" style:family="text" style:parent-style-name="Fuentedepárrafopredeter.">
      <style:text-properties style:font-name="Calibri Light" style:font-name-asian="F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F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F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F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F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F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F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F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F" style:font-name-complex="Times New Roman" fo:color="#272727"/>
    </style:style>
    <style:style style:name="TítuloCar" style:display-name="Título Car" style:family="text" style:parent-style-name="Fuentedepárrafopredeter.">
      <style:text-properties style:font-name="Calibri Light" style:font-name-asian="F" style:font-name-complex="Times New Roman" fo:letter-spacing="-0.0069in" style:letter-kerning="true" fo:font-size="28pt" style:font-size-asian="28pt" style:font-size-complex="28pt"/>
    </style:style>
    <style:style style:name="SubtítuloCar" style:display-name="Subtítulo Car" style:family="text" style:parent-style-name="Fuentedepárrafopredeter.">
      <style:text-properties style:font-name-asian="F" style:font-name-complex="Times New Roman" fo:color="#595959" fo:letter-spacing="0.0104in" fo:font-size="14pt" style:font-size-asian="14pt" style:font-size-complex="14pt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StrongEmphasis" style:display-name="Strong Emphasis" style:family="text">
      <style:text-properties fo:font-weight="bold" style:font-weight-asian="bold" style:font-weight-complex="bold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li Pérez Carrascoso</meta:initial-creator>
    <dc:creator>Cuenta Microsoft</dc:creator>
    <meta:creation-date>2025-04-25T06:30:00Z</meta:creation-date>
    <dc:date>2025-06-06T10:11:00Z</dc:date>
    <meta:template xlink:href="Normal.dotm" xlink:type="simple"/>
    <meta:editing-cycles>71</meta:editing-cycles>
    <meta:editing-duration>PT23160S</meta:editing-duration>
    <meta:user-defined meta:name="AppVersion">16.0000</meta:user-defined>
    <meta:document-statistic meta:page-count="6" meta:paragraph-count="12" meta:word-count="987" meta:character-count="6409" meta:row-count="45" meta:non-whitespace-character-count="5434"/>
  </office:meta>
</office:document-meta>
</file>